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system-ui" svg:font-family="system-ui, ui-sans-serif, apple-system, BlinkMacSystemFont, Inter, NotoSansHans, sans-serif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fo:text-align="center" style:justify-single-word="false" style:page-number="auto"/>
      <style:text-properties style:font-name="Pudelinka" fo:font-size="32pt" officeooo:rsid="008524da" officeooo:paragraph-rsid="008524da" style:font-size-asian="32pt" style:font-size-complex="32pt"/>
    </style:style>
    <style:style style:name="P7" style:family="paragraph" style:parent-style-name="First_20_line_20_indent">
      <style:paragraph-properties fo:text-align="center" style:justify-single-word="false"/>
      <style:text-properties style:font-name="Pudelinka" fo:font-size="32pt" officeooo:rsid="008524da" officeooo:paragraph-rsid="008524da" style:font-size-asian="32pt" style:font-size-complex="32pt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Header">
      <style:text-properties officeooo:rsid="008524da" officeooo:paragraph-rsid="008524da"/>
    </style:style>
    <style:style style:name="P10" style:family="paragraph" style:parent-style-name="Header">
      <style:paragraph-properties fo:text-align="center" style:justify-single-word="false"/>
      <style:text-properties fo:color="#c9211e" loext:opacity="100%" style:font-name="Pudelinka" fo:font-size="32pt" officeooo:rsid="008524da" officeooo:paragraph-rsid="008524da" style:font-size-asian="32pt" style:font-size-complex="32pt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1d1d20" loext:opacity="100%" style:font-name="system-ui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d1d20" loext:opacity="100%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d1d20" loext:opacity="100%" fo:letter-spacing="normal" fo:font-style="normal" fo:font-weight="normal" loext:padding="0cm" loext:border="none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КОЛЯДКА</text:p>
      <text:p text:style-name="P7"/>
      <text:p text:style-name="P7"><text:span text:style-name="T4">В небе звёзды зажглись ярко,</text:span><text:line-break/><text:span text:style-name="T4">Рождество стучится в двери.</text:span><text:line-break/><text:span text:style-name="T4">Ангел спел над селом сладко —</text:span><text:line-break/><text:span text:style-name="T4">Мир пришёл! С небес — в вере!</text:span></text:p>
      <text:p text:style-name="P7"><draw:frame text:anchor-type="paragraph" draw:z-index="0" draw:name="Медиаобъект 1" draw:style-name="gr1" svg:width="11.508cm" svg:height="7.672cm" svg:x="3.967cm" svg:y="1.065cm"><draw:plugin xlink:href="../../../2025/108Л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system-ui" svg:font-family="system-ui, ui-sans-serif, apple-system, BlinkMacSystemFont, Inter, NotoSansH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paragraph-properties fo:text-align="center" style:justify-single-word="false"/>
      <style:text-properties fo:color="#c9211e" loext:opacity="100%" style:font-name="Pudelinka" fo:font-size="32pt" officeooo:rsid="008524da" officeooo:paragraph-rsid="008524da" style:font-size-asian="32pt" style:font-size-complex="32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С РОЖДЕСТВОМ!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1:02:13.253202841</meta:creation-date>
    <dc:title>Default</dc:title>
    <meta:editing-cycles>2</meta:editing-cycles>
    <meta:editing-duration>PT48M53S</meta:editing-duration>
    <meta:generator>LibreOffice/7.6.7.2$Linux_X86_64 LibreOffice_project/60$Build-2</meta:generator>
    <dc:date>2025-12-19T11:51:12.767653180</dc:date>
    <meta:document-statistic meta:table-count="1" meta:image-count="0" meta:object-count="0" meta:page-count="1" meta:paragraph-count="14" meta:word-count="48" meta:character-count="235" meta:non-whitespace-character-count="199"/>
  </office:meta>
</office:document-meta>
</file>